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.7cm" style:rel-column-width="6554*"/>
    </style:style>
    <style:style style:name="Tabla2.J" style:family="table-column">
      <style:table-column-properties style:column-width="1.702cm" style:rel-column-width="656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9.091cm" table:align="left"/>
    </style:style>
    <style:style style:name="Tabla5.A" style:family="table-column">
      <style:table-column-properties style:column-width="1.697cm"/>
    </style:style>
    <style:style style:name="Tabla5.B" style:family="table-column">
      <style:table-column-properties style:column-width="1.7cm"/>
    </style:style>
    <style:style style:name="Tabla5.C" style:family="table-column">
      <style:table-column-properties style:column-width="1.699cm"/>
    </style:style>
    <style:style style:name="Tabla5.E" style:family="table-column">
      <style:table-column-properties style:column-width="2.29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03cm" table:align="left"/>
    </style:style>
    <style:style style:name="Tabla6.A" style:family="table-column">
      <style:table-column-properties style:column-width="1.697cm"/>
    </style:style>
    <style:style style:name="Tabla6.B" style:family="table-column">
      <style:table-column-properties style:column-width="1.7cm"/>
    </style:style>
    <style:style style:name="Tabla6.C" style:family="table-column">
      <style:table-column-properties style:column-width="1.699cm"/>
    </style:style>
    <style:style style:name="Tabla6.F" style:family="table-column">
      <style:table-column-properties style:column-width="2.106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0.603cm" table:align="left"/>
    </style:style>
    <style:style style:name="Tabla7.A" style:family="table-column">
      <style:table-column-properties style:column-width="1.415cm"/>
    </style:style>
    <style:style style:name="Tabla7.B" style:family="table-column">
      <style:table-column-properties style:column-width="1.418cm"/>
    </style:style>
    <style:style style:name="Tabla7.F" style:family="table-column">
      <style:table-column-properties style:column-width="1.759cm"/>
    </style:style>
    <style:style style:name="Tabla7.G" style:family="table-column">
      <style:table-column-properties style:column-width="1.75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G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0.603cm" table:align="left"/>
    </style:style>
    <style:style style:name="Tabla8.A" style:family="table-column">
      <style:table-column-properties style:column-width="1.214cm"/>
    </style:style>
    <style:style style:name="Tabla8.B" style:family="table-column">
      <style:table-column-properties style:column-width="1.215cm"/>
    </style:style>
    <style:style style:name="Tabla8.C" style:family="table-column">
      <style:table-column-properties style:column-width="1.217cm"/>
    </style:style>
    <style:style style:name="Tabla8.F" style:family="table-column">
      <style:table-column-properties style:column-width="1.508cm"/>
    </style:style>
    <style:style style:name="Tabla8.H" style:family="table-column">
      <style:table-column-properties style:column-width="1.506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H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0.603cm" table:align="left"/>
    </style:style>
    <style:style style:name="Tabla9.A" style:family="table-column">
      <style:table-column-properties style:column-width="1.191cm"/>
    </style:style>
    <style:style style:name="Tabla9.B" style:family="table-column">
      <style:table-column-properties style:column-width="1.002cm"/>
    </style:style>
    <style:style style:name="Tabla9.C" style:family="table-column">
      <style:table-column-properties style:column-width="0.794cm"/>
    </style:style>
    <style:style style:name="Tabla9.D" style:family="table-column">
      <style:table-column-properties style:column-width="0.813cm"/>
    </style:style>
    <style:style style:name="Tabla9.E" style:family="table-column">
      <style:table-column-properties style:column-width="0.699cm"/>
    </style:style>
    <style:style style:name="Tabla9.F" style:family="table-column">
      <style:table-column-properties style:column-width="0.824cm"/>
    </style:style>
    <style:style style:name="Tabla9.G" style:family="table-column">
      <style:table-column-properties style:column-width="1.369cm"/>
    </style:style>
    <style:style style:name="Tabla9.H" style:family="table-column">
      <style:table-column-properties style:column-width="1.095cm"/>
    </style:style>
    <style:style style:name="Tabla9.I" style:family="table-column">
      <style:table-column-properties style:column-width="1.305cm"/>
    </style:style>
    <style:style style:name="Tabla9.J" style:family="table-column">
      <style:table-column-properties style:column-width="0.811cm"/>
    </style:style>
    <style:style style:name="Tabla9.K" style:family="table-column">
      <style:table-column-properties style:column-width="0.7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K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0.603cm" table:align="left"/>
    </style:style>
    <style:style style:name="Tabla10.A" style:family="table-column">
      <style:table-column-properties style:column-width="1.117cm"/>
    </style:style>
    <style:style style:name="Tabla10.B" style:family="table-column">
      <style:table-column-properties style:column-width="0.94cm"/>
    </style:style>
    <style:style style:name="Tabla10.C" style:family="table-column">
      <style:table-column-properties style:column-width="0.744cm"/>
    </style:style>
    <style:style style:name="Tabla10.D" style:family="table-column">
      <style:table-column-properties style:column-width="0.884cm"/>
    </style:style>
    <style:style style:name="Tabla10.E" style:family="table-column">
      <style:table-column-properties style:column-width="0.908cm"/>
    </style:style>
    <style:style style:name="Tabla10.F" style:family="table-column">
      <style:table-column-properties style:column-width="1cm"/>
    </style:style>
    <style:style style:name="Tabla10.G" style:family="table-column">
      <style:table-column-properties style:column-width="0.683cm"/>
    </style:style>
    <style:style style:name="Tabla10.H" style:family="table-column">
      <style:table-column-properties style:column-width="1.027cm"/>
    </style:style>
    <style:style style:name="Tabla10.I" style:family="table-column">
      <style:table-column-properties style:column-width="1.226cm"/>
    </style:style>
    <style:style style:name="Tabla10.J" style:family="table-column">
      <style:table-column-properties style:column-width="0.76cm"/>
    </style:style>
    <style:style style:name="Tabla10.K" style:family="table-column">
      <style:table-column-properties style:column-width="0.658cm"/>
    </style:style>
    <style:style style:name="Tabla10.L" style:family="table-column">
      <style:table-column-properties style:column-width="0.656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L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0.603cm" table:align="left"/>
    </style:style>
    <style:style style:name="Tabla11.A" style:family="table-column">
      <style:table-column-properties style:column-width="1.117cm"/>
    </style:style>
    <style:style style:name="Tabla11.B" style:family="table-column">
      <style:table-column-properties style:column-width="0.94cm"/>
    </style:style>
    <style:style style:name="Tabla11.C" style:family="table-column">
      <style:table-column-properties style:column-width="0.744cm"/>
    </style:style>
    <style:style style:name="Tabla11.D" style:family="table-column">
      <style:table-column-properties style:column-width="0.884cm"/>
    </style:style>
    <style:style style:name="Tabla11.E" style:family="table-column">
      <style:table-column-properties style:column-width="0.908cm"/>
    </style:style>
    <style:style style:name="Tabla11.F" style:family="table-column">
      <style:table-column-properties style:column-width="1cm"/>
    </style:style>
    <style:style style:name="Tabla11.G" style:family="table-column">
      <style:table-column-properties style:column-width="0.683cm"/>
    </style:style>
    <style:style style:name="Tabla11.H" style:family="table-column">
      <style:table-column-properties style:column-width="1.027cm"/>
    </style:style>
    <style:style style:name="Tabla11.I" style:family="table-column">
      <style:table-column-properties style:column-width="1.226cm"/>
    </style:style>
    <style:style style:name="Tabla11.J" style:family="table-column">
      <style:table-column-properties style:column-width="0.76cm"/>
    </style:style>
    <style:style style:name="Tabla11.K" style:family="table-column">
      <style:table-column-properties style:column-width="0.658cm"/>
    </style:style>
    <style:style style:name="Tabla11.L" style:family="table-column">
      <style:table-column-properties style:column-width="0.656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L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0.302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4.593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0.9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4.593cm" table:align="left"/>
    </style:style>
    <style:style style:name="Tabla12.A" style:family="table-column">
      <style:table-column-properties style:column-width="1.799cm"/>
    </style:style>
    <style:style style:name="Tabla12.B" style:family="table-column">
      <style:table-column-properties style:column-width="0.995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4.593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0.995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4.593cm" table:align="left"/>
    </style:style>
    <style:style style:name="Tabla14.A" style:family="table-column">
      <style:table-column-properties style:column-width="1.799cm"/>
    </style:style>
    <style:style style:name="Tabla14.B" style:family="table-column">
      <style:table-column-properties style:column-width="0.99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4.593cm" table:align="left"/>
    </style:style>
    <style:style style:name="Tabla15.A" style:family="table-column">
      <style:table-column-properties style:column-width="1.799cm"/>
    </style:style>
    <style:style style:name="Tabla15.B" style:family="table-column">
      <style:table-column-properties style:column-width="0.995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4.593cm" table:align="left"/>
    </style:style>
    <style:style style:name="Tabla16.A" style:family="table-column">
      <style:table-column-properties style:column-width="1.799cm"/>
    </style:style>
    <style:style style:name="Tabla16.B" style:family="table-column">
      <style:table-column-properties style:column-width="0.995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C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4.593cm" table:align="left"/>
    </style:style>
    <style:style style:name="Tabla17.A" style:family="table-column">
      <style:table-column-properties style:column-width="1.799cm"/>
    </style:style>
    <style:style style:name="Tabla17.B" style:family="table-column">
      <style:table-column-properties style:column-width="0.995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4.593cm" table:align="left"/>
    </style:style>
    <style:style style:name="Tabla18.A" style:family="table-column">
      <style:table-column-properties style:column-width="1.799cm"/>
    </style:style>
    <style:style style:name="Tabla18.B" style:family="table-column">
      <style:table-column-properties style:column-width="0.995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8.2" style:family="table-row">
      <style:table-row-properties style:min-row-height="0.376cm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4.593cm" table:align="left"/>
    </style:style>
    <style:style style:name="Tabla19.A" style:family="table-column">
      <style:table-column-properties style:column-width="1.799cm"/>
    </style:style>
    <style:style style:name="Tabla19.B" style:family="table-column">
      <style:table-column-properties style:column-width="0.995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C1" style:family="table-cell">
      <style:table-cell-properties fo:padding="0.097cm" fo:border="0.05pt solid #000000"/>
    </style:style>
    <style:style style:name="Tabla19.2" style:family="table-row">
      <style:table-row-properties style:min-row-height="0.376cm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20c49d" officeooo:paragraph-rsid="0020c49d" style:font-name-asian="Microsoft YaHei" style:font-size-asian="10pt" style:font-name-complex="Mangal1" style:font-size-complex="10pt"/>
    </style:style>
    <style:style style:name="P3" style:family="paragraph" style:parent-style-name="Table_20_Contents">
      <style:text-properties style:font-name="Liberation Sans" fo:font-size="10pt" style:font-name-asian="Microsoft YaHei" style:font-size-asian="10pt" style:font-name-complex="Mangal1" style:font-size-complex="10pt"/>
    </style:style>
    <style:style style:name="P4" style:family="paragraph" style:parent-style-name="Heading_20_1">
      <style:text-properties officeooo:paragraph-rsid="001d2d16"/>
    </style:style>
    <style:style style:name="P5" style:family="paragraph" style:parent-style-name="Standard">
      <style:paragraph-properties fo:text-align="justify" style:justify-single-word="false" fo:padding="0.049cm" fo:border="0.06pt solid #000000"/>
      <style:text-properties officeooo:paragraph-rsid="0014fb2e"/>
    </style:style>
    <style:style style:name="P6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11pt" fo:font-weight="bold" officeooo:rsid="001d6576" officeooo:paragraph-rsid="001f373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style:font-name="Calibri" fo:font-size="11pt" fo:font-weight="bold" officeooo:paragraph-rsid="001f3738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" fo:font-size="11pt" fo:font-weight="normal" officeooo:rsid="0020c49d" officeooo:paragraph-rsid="0020c49d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Calibri" fo:font-size="10pt" fo:font-weight="bold" officeooo:paragraph-rsid="001f37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1994c9" style:font-size-asian="10pt" style:font-size-complex="10pt"/>
    </style:style>
    <style:style style:name="P15" style:family="paragraph" style:parent-style-name="Standard">
      <style:text-properties style:font-name="Calibri" fo:font-size="10pt" officeooo:rsid="001994c9" officeooo:paragraph-rsid="001994c9" style:font-size-asian="10pt" style:font-size-complex="10pt"/>
    </style:style>
    <style:style style:name="P16" style:family="paragraph" style:parent-style-name="Standard" style:list-style-name="L1"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2176f3" officeooo:paragraph-rsid="002176f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176f3" style:font-size-asian="10pt" style:font-size-complex="10pt"/>
    </style:style>
    <style:style style:name="P19" style:family="paragraph" style:parent-style-name="Standard">
      <style:text-properties style:font-name="Calibri" fo:font-size="10pt" fo:font-weight="bold" officeooo:paragraph-rsid="002176f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alibri" fo:font-size="10pt" fo:font-weight="bold" officeooo:rsid="002176f3" officeooo:paragraph-rsid="002176f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alibri" fo:font-size="10pt" fo:font-weight="normal" officeooo:rsid="002176f3" officeooo:paragraph-rsid="002176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22680e" officeooo:paragraph-rsid="0022680e" style:font-size-asian="10pt" style:font-size-complex="10pt"/>
    </style:style>
    <style:style style:name="P23" style:family="paragraph" style:parent-style-name="Standard">
      <style:text-properties style:font-name="Calibri" fo:font-size="10pt" fo:font-weight="bold" officeooo:rsid="0022680e" officeooo:paragraph-rsid="0022680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23e72a" officeooo:paragraph-rsid="0023e72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2176f3" officeooo:paragraph-rsid="0022680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2680e" style:font-size-asian="10pt" style:font-size-complex="10pt"/>
    </style:style>
    <style:style style:name="P27" style:family="paragraph" style:parent-style-name="Standard">
      <style:text-properties style:font-name="Calibri" fo:font-size="10pt" fo:font-weight="bold" officeooo:paragraph-rsid="0022680e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libri" fo:font-size="10pt" fo:font-weight="bold" officeooo:rsid="0023e72a" officeooo:paragraph-rsid="0023e72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2176f3" officeooo:paragraph-rsid="0023e72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3e72a" style:font-size-asian="10pt" style:font-size-complex="10pt"/>
    </style:style>
    <style:style style:name="P31" style:family="paragraph" style:parent-style-name="Standard">
      <style:text-properties style:font-name="Calibri" fo:font-size="10pt" fo:font-weight="bold" officeooo:paragraph-rsid="0023e72a" style:font-size-asian="10pt" style:font-weight-asian="bold" style:font-size-complex="10pt" style:font-weight-complex="bold"/>
    </style:style>
    <style:style style:name="P32" style:family="paragraph" style:parent-style-name="Standard" style:list-style-name="L1">
      <style:text-properties officeooo:paragraph-rsid="001994c9"/>
    </style:style>
    <style:style style:name="P33" style:family="paragraph" style:parent-style-name="Standard">
      <style:text-properties style:font-name="Calibri" fo:font-size="10pt" fo:font-weight="bold" officeooo:rsid="00246554" officeooo:paragraph-rsid="00246554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Calibri" fo:font-size="10pt" fo:font-weight="bold" officeooo:paragraph-rsid="00246554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text-properties style:font-name="Calibri" fo:font-size="10pt" fo:font-weight="bold" officeooo:paragraph-rsid="0028d4e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1994c9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Calibri" fo:font-size="10pt" fo:font-weight="bold" officeooo:rsid="0023e72a" officeooo:paragraph-rsid="0023e72a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3e72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3e72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0pt" fo:font-weight="bold" officeooo:rsid="0023e72a" officeooo:paragraph-rsid="0023e72a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0pt" officeooo:rsid="0023e72a" officeooo:paragraph-rsid="0023e72a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0pt" fo:font-weight="bold" officeooo:rsid="00246554" officeooo:paragraph-rsid="00246554" style:font-size-asian="10pt" style:font-weight-asian="bold" style:font-size-complex="10pt" style:font-weight-complex="bold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Calibri" fo:font-size="10pt" fo:font-weight="bold" officeooo:rsid="00246554" officeooo:paragraph-rsid="00246554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46554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46554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10pt" officeooo:rsid="00246554" officeooo:paragraph-rsid="00246554" style:font-size-asian="10pt" style:font-size-complex="10pt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Calibri" fo:font-size="10pt" fo:font-weight="bold" officeooo:rsid="00246554" officeooo:paragraph-rsid="00246554" style:font-size-asian="10pt" style:font-weight-asian="bold" style:font-size-complex="10pt" style:font-weight-complex="bold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Calibri" fo:font-size="10pt" fo:font-weight="bold" officeooo:rsid="002653b7" officeooo:paragraph-rsid="002653b7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0pt" fo:font-weight="bold" officeooo:rsid="002653b7" officeooo:paragraph-rsid="002653b7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653b7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653b7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10pt" officeooo:rsid="002653b7" officeooo:paragraph-rsid="002653b7" style:font-size-asian="10pt" style:font-size-complex="10pt"/>
    </style:style>
    <style:style style:name="P56" style:family="paragraph" style:parent-style-name="Standard" style:list-style-name="L6">
      <style:paragraph-properties fo:text-align="justify" style:justify-single-word="false"/>
      <style:text-properties style:font-name="Calibri" fo:font-size="10pt" fo:font-weight="bold" officeooo:rsid="002653b7" officeooo:paragraph-rsid="002653b7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10pt" officeooo:rsid="00269564" officeooo:paragraph-rsid="00269564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alibri" fo:font-size="10pt" fo:font-weight="bold" officeooo:rsid="00269564" officeooo:paragraph-rsid="00269564" style:font-size-asian="10pt" style:font-weight-asian="bold" style:font-size-complex="10pt" style:font-weight-complex="bold"/>
    </style:style>
    <style:style style:name="P59" style:family="paragraph" style:parent-style-name="Standard" style:list-style-name="L7">
      <style:paragraph-properties fo:text-align="justify" style:justify-single-word="false"/>
      <style:text-properties style:font-name="Calibri" fo:font-size="10pt" fo:font-weight="bold" officeooo:rsid="00269564" officeooo:paragraph-rsid="00269564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69564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69564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Calibri" fo:font-size="10pt" fo:font-weight="bold" officeooo:rsid="0026ca37" officeooo:paragraph-rsid="0026ca37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10pt" officeooo:rsid="0026ca37" officeooo:paragraph-rsid="0026ca37" style:font-size-asian="10pt" style:font-size-complex="10pt"/>
    </style:style>
    <style:style style:name="P64" style:family="paragraph" style:parent-style-name="Standard" style:list-style-name="L8">
      <style:paragraph-properties fo:text-align="justify" style:justify-single-word="false"/>
      <style:text-properties style:font-name="Calibri" fo:font-size="10pt" fo:font-weight="bold" officeooo:rsid="0026ca37" officeooo:paragraph-rsid="0026ca37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6ca37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6ca3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10pt" officeooo:rsid="002883ec" officeooo:paragraph-rsid="002883ec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Calibri" fo:font-size="10pt" fo:font-weight="bold" officeooo:rsid="002883ec" officeooo:paragraph-rsid="002883ec" style:font-size-asian="10pt" style:font-weight-asian="bold" style:font-size-complex="10pt" style:font-weight-complex="bold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Calibri" fo:font-size="10pt" fo:font-weight="bold" officeooo:rsid="002883ec" officeooo:paragraph-rsid="002883ec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0pt" fo:font-weight="bold" officeooo:rsid="001994c9" officeooo:paragraph-rsid="002883e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Calibri" fo:font-size="10pt" officeooo:rsid="001994c9" officeooo:paragraph-rsid="002883ec" style:font-size-asian="10pt" style:font-size-complex="10pt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1d2d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994c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1f3738"/>
    </style:style>
    <style:style style:name="T5" style:family="text">
      <style:text-properties officeooo:rsid="001d6576"/>
    </style:style>
    <style:style style:name="T6" style:family="text">
      <style:text-properties fo:font-size="11pt" officeooo:rsid="001f3738" style:font-size-asian="11pt" style:font-size-complex="11pt"/>
    </style:style>
    <style:style style:name="T7" style:family="text">
      <style:text-properties fo:font-size="11pt" officeooo:rsid="001d6576" style:font-size-asian="11pt" style:font-size-complex="11pt"/>
    </style:style>
    <style:style style:name="T8" style:family="text">
      <style:text-properties style:text-outline="false" style:text-line-through-style="none" style:text-line-through-type="none" fo:font-family="'Liberation Sans'" style:font-family-generic="roman" style:font-pitch="variable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9" style:family="text">
      <style:text-properties officeooo:rsid="001994c9"/>
    </style:style>
    <style:style style:name="T10" style:family="text">
      <style:text-properties style:font-name="Calibri" fo:font-size="10pt" fo:font-weight="bold" officeooo:rsid="002176f3" style:font-size-asian="10pt" style:font-weight-asian="bold" style:font-size-complex="10pt" style:font-weight-complex="bold"/>
    </style:style>
    <style:style style:name="T1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alibri" fo:font-size="10pt" fo:font-weight="bold" officeooo:rsid="001994c9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h text:style-name="P4" text:outline-level="1"><text:span text:style-name="T1">Practica 0</text:span><text:span text:style-name="T2">2</text:span>.- Sistema <text:span text:style-name="T3">Binario</text:span> </text:h>
      <text:p text:style-name="P5"/>
      <text:p text:style-name="P6"/>
      <text:p text:style-name="P7"/>
      <text:p text:style-name="P8"/>
      <text:list text:style-name="L1">
        <text:list-item>
          <text:p text:style-name="P9">Explica<text:span text:style-name="T4"> </text:span>como se pasa <text:span text:style-name="T4">de sistema decimal <text:s/></text:span>a <text:span text:style-name="T5">binario ?</text:span></text:p>
        </text:list-item>
      </text:list>
      <text:p text:style-name="P10">Para convertir un números decimal al binario se utiliza el método de las divisiones sucesivas entre 2.</text:p>
      <text:p text:style-name="P10"/>
      <text:list text:continue-numbering="true" text:style-name="L1">
        <text:list-item>
          <text:p text:style-name="P9">Explica que es el sistema hexadecimal y como se pasa a <text:span text:style-name="T5">binario</text:span></text:p>
          <text:p text:style-name="P9"/>
        </text:list-item>
      </text:list>
      <text:p text:style-name="Standard">El sistema hexadecimal es de base 16 y utiliza dígitos del 0 al 9 y letras de la A a la F. Se convierte a binario mapeando cada dígito hexadecimal a su equivalente binario de 4 bits.</text:p>
      <text:p text:style-name="Standard"/>
      <text:list text:continue-numbering="true" text:style-name="L1">
        <text:list-item>
          <text:p text:style-name="P11"><text:span text:style-name="T6">¿</text:span><text:span text:style-name="T7"> que es </text:span><text:span text:style-name="T6">más o menos </text:span><text:span text:style-name="T7"><text:s/>fac</text:span><text:span text:style-name="T6">i</text:span><text:span text:style-name="T7">l </text:span><text:span text:style-name="T6">que de octal o hex</text:span><text:span text:style-name="T7">?</text:span></text:p>
        </text:list-item>
      </text:list>
      <text:p text:style-name="P10">Pasar primero el numero a binario y de binario a octal o hexadecimal</text:p>
      <text:p text:style-name="P7"/>
      <text:list text:continue-numbering="true" text:style-name="L1">
        <text:list-item>
          <text:p text:style-name="P11">Pasa los siguientes numeros de binario a decimal </text:p>
        </text:list-item>
      </text:list>
      <text:p text:style-name="P8"/>
      <text:p text:style-name="P12">Ejemplo </text:p>
      <text:list text:continue-numbering="true" text:style-name="L1">
        <text:list-item>
          <text:list>
            <text:list-header>
              <text:p text:style-name="P13">101110110</text:p>
              <text:p text:style-name="P13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6"/>
        <table:table-column table:style-name="Tabla2.J"/>
        <table:table-row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0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0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0</text:p>
          </table:table-cell>
          <table:table-cell table:style-name="Tabla2.J1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4">256</text:p>
          </table:table-cell>
          <table:table-cell table:style-name="Tabla2.A2" office:value-type="string">
            <text:p text:style-name="P14">128</text:p>
          </table:table-cell>
          <table:table-cell table:style-name="Tabla2.A2" office:value-type="string">
            <text:p text:style-name="P14">64</text:p>
          </table:table-cell>
          <table:table-cell table:style-name="Tabla2.A2" office:value-type="string">
            <text:p text:style-name="P14">32</text:p>
          </table:table-cell>
          <table:table-cell table:style-name="Tabla2.A2" office:value-type="string">
            <text:p text:style-name="P14">16</text:p>
          </table:table-cell>
          <table:table-cell table:style-name="Tabla2.A2" office:value-type="string">
            <text:p text:style-name="P14">8</text:p>
          </table:table-cell>
          <table:table-cell table:style-name="Tabla2.A2" office:value-type="string">
            <text:p text:style-name="P14">4</text:p>
          </table:table-cell>
          <table:table-cell table:style-name="Tabla2.A2" office:value-type="string">
            <text:p text:style-name="P14">2</text:p>
          </table:table-cell>
          <table:table-cell table:style-name="Tabla2.A2" office:value-type="string">
            <text:p text:style-name="P14">1</text:p>
          </table:table-cell>
          <table:table-cell table:style-name="Tabla2.J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4">256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>64</text:p>
          </table:table-cell>
          <table:table-cell table:style-name="Tabla2.A2" office:value-type="string">
            <text:p text:style-name="P14">32</text:p>
          </table:table-cell>
          <table:table-cell table:style-name="Tabla2.A2" office:value-type="string">
            <text:p text:style-name="P14">16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>4</text:p>
          </table:table-cell>
          <table:table-cell table:style-name="Tabla2.A2" office:value-type="string">
            <text:p text:style-name="P14">2</text:p>
          </table:table-cell>
          <table:table-cell table:style-name="Tabla2.A2" office:value-type="string">
            <text:p text:style-name="P14"/>
          </table:table-cell>
          <table:table-cell table:style-name="Tabla2.J2" office:value-type="string">
            <text:p text:style-name="P14"/>
          </table:table-cell>
        </table:table-row>
      </table:table>
      <text:p text:style-name="P12"/>
      <text:p text:style-name="P15"><text:span text:style-name="T8"><text:s/></text:span>256++64+32+16++4+2 = <text:span text:style-name="T8"><text:s text:c="2"/>374</text:span></text:p>
      <text:p text:style-name="P12"/>
      <text:list text:continue-numbering="true" text:style-name="L1">
        <text:list-item>
          <text:list>
            <text:list-item>
              <text:p text:style-name="P16">10<text:span text:style-name="T9">1</text:span>01</text:p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/>
        <table:table-column table:style-name="Tabla5.E"/>
        <table:table-row>
          <table:table-cell table:style-name="Tabla5.A1" office:value-type="string">
            <text:p text:style-name="P17">1</text:p>
          </table:table-cell>
          <table:table-cell table:style-name="Tabla5.A1" office:value-type="string">
            <text:p text:style-name="P17">0</text:p>
          </table:table-cell>
          <table:table-cell table:style-name="Tabla5.A1" office:value-type="string">
            <text:p text:style-name="P17">1</text:p>
          </table:table-cell>
          <table:table-cell table:style-name="Tabla5.A1" office:value-type="string">
            <text:p text:style-name="P17">0</text:p>
          </table:table-cell>
          <table:table-cell table:style-name="Tabla5.E1" office:value-type="string">
            <text:p text:style-name="P17">1</text:p>
          </table:table-cell>
        </table:table-row>
        <table:table-row>
          <table:table-cell table:style-name="Tabla5.A2" office:value-type="string">
            <text:p text:style-name="P17">16</text:p>
          </table:table-cell>
          <table:table-cell table:style-name="Tabla5.A2" office:value-type="string">
            <text:p text:style-name="P17">8</text:p>
          </table:table-cell>
          <table:table-cell table:style-name="Tabla5.A2" office:value-type="string">
            <text:p text:style-name="P17">4</text:p>
          </table:table-cell>
          <table:table-cell table:style-name="Tabla5.A2" office:value-type="string">
            <text:p text:style-name="P17">2</text:p>
          </table:table-cell>
          <table:table-cell table:style-name="Tabla5.E2" office:value-type="string">
            <text:p text:style-name="P17">1</text:p>
          </table:table-cell>
        </table:table-row>
        <table:table-row>
          <table:table-cell table:style-name="Tabla5.A2" office:value-type="string">
            <text:p text:style-name="P17">16</text:p>
          </table:table-cell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7">4</text:p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17">1</text:p>
          </table:table-cell>
        </table:table-row>
      </table:table>
      <text:p text:style-name="P19"/>
      <text:p text:style-name="P20">16+4+1 = 21</text:p>
      <text:p text:style-name="P20"/>
      <text:p text:style-name="Standard"><text:span text:style-name="T10"><text:s/></text:span></text:p>
      <text:list text:continue-numbering="true" text:style-name="L1">
        <text:list-item>
          <text:list>
            <text:list-item>
              <text:p text:style-name="P16">110001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 table:number-columns-repeated="2"/>
        <table:table-column table:style-name="Tabla6.F"/>
        <table:table-row>
          <table:table-cell table:style-name="Tabla6.A1" office:value-type="string">
            <text:p text:style-name="P17">1</text:p>
          </table:table-cell>
          <table:table-cell table:style-name="Tabla6.A1" office:value-type="string">
            <text:p text:style-name="P17">1</text:p>
          </table:table-cell>
          <table:table-cell table:style-name="Tabla6.A1" office:value-type="string">
            <text:p text:style-name="P17">0</text:p>
          </table:table-cell>
          <table:table-cell table:style-name="Tabla6.A1" office:value-type="string">
            <text:p text:style-name="P17">0</text:p>
          </table:table-cell>
          <table:table-cell table:style-name="Tabla6.A1" office:value-type="string">
            <text:p text:style-name="P17">0</text:p>
          </table:table-cell>
          <table:table-cell table:style-name="Tabla6.F1" office:value-type="string">
            <text:p text:style-name="P17">1</text:p>
          </table:table-cell>
        </table:table-row>
        <table:table-row>
          <table:table-cell table:style-name="Tabla6.A2" office:value-type="string">
            <text:p text:style-name="P17">32</text:p>
          </table:table-cell>
          <table:table-cell table:style-name="Tabla6.A2" office:value-type="string">
            <text:p text:style-name="P17">16</text:p>
          </table:table-cell>
          <table:table-cell table:style-name="Tabla6.A2" office:value-type="string">
            <text:p text:style-name="P17">8</text:p>
          </table:table-cell>
          <table:table-cell table:style-name="Tabla6.A2" office:value-type="string">
            <text:p text:style-name="P17">4</text:p>
          </table:table-cell>
          <table:table-cell table:style-name="Tabla6.A2" office:value-type="string">
            <text:p text:style-name="P17">2</text:p>
          </table:table-cell>
          <table:table-cell table:style-name="Tabla6.F2" office:value-type="string">
            <text:p text:style-name="P17">1</text:p>
          </table:table-cell>
        </table:table-row>
        <table:table-row>
          <table:table-cell table:style-name="Tabla6.A2" office:value-type="string">
            <text:p text:style-name="P17">32</text:p>
          </table:table-cell>
          <table:table-cell table:style-name="Tabla6.A2" office:value-type="string">
            <text:p text:style-name="P17">16</text:p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F2" office:value-type="string">
            <text:p text:style-name="P17">1</text:p>
          </table:table-cell>
        </table:table-row>
      </table:table>
      <text:p text:style-name="P19"/>
      <text:p text:style-name="P21">32+16+1 = 49</text:p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list>
            <text:list-item>
              <text:p text:style-name="P16"><text:soft-page-break/>10<text:span text:style-name="T9">11</text:span>001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 table:number-columns-repeated="4"/>
        <table:table-column table:style-name="Tabla7.F"/>
        <table:table-column table:style-name="Tabla7.G"/>
        <table:table-row>
          <table:table-cell table:style-name="Tabla7.A1" office:value-type="string">
            <text:p text:style-name="P17">1</text:p>
          </table:table-cell>
          <table:table-cell table:style-name="Tabla7.A1" office:value-type="string">
            <text:p text:style-name="P17">0</text:p>
          </table:table-cell>
          <table:table-cell table:style-name="Tabla7.A1" office:value-type="string">
            <text:p text:style-name="P17">1</text:p>
          </table:table-cell>
          <table:table-cell table:style-name="Tabla7.A1" office:value-type="string">
            <text:p text:style-name="P17">1</text:p>
          </table:table-cell>
          <table:table-cell table:style-name="Tabla7.A1" office:value-type="string">
            <text:p text:style-name="P17">0</text:p>
          </table:table-cell>
          <table:table-cell table:style-name="Tabla7.A1" office:value-type="string">
            <text:p text:style-name="P17">0</text:p>
          </table:table-cell>
          <table:table-cell table:style-name="Tabla7.G1" office:value-type="string">
            <text:p text:style-name="P17">1</text:p>
          </table:table-cell>
        </table:table-row>
        <table:table-row>
          <table:table-cell table:style-name="Tabla7.A2" office:value-type="string">
            <text:p text:style-name="P17">64</text:p>
          </table:table-cell>
          <table:table-cell table:style-name="Tabla7.A2" office:value-type="string">
            <text:p text:style-name="P17">32</text:p>
          </table:table-cell>
          <table:table-cell table:style-name="Tabla7.A2" office:value-type="string">
            <text:p text:style-name="P17">16</text:p>
          </table:table-cell>
          <table:table-cell table:style-name="Tabla7.A2" office:value-type="string">
            <text:p text:style-name="P17">8</text:p>
          </table:table-cell>
          <table:table-cell table:style-name="Tabla7.A2" office:value-type="string">
            <text:p text:style-name="P17">4</text:p>
          </table:table-cell>
          <table:table-cell table:style-name="Tabla7.A2" office:value-type="string">
            <text:p text:style-name="P17">2</text:p>
          </table:table-cell>
          <table:table-cell table:style-name="Tabla7.G2" office:value-type="string">
            <text:p text:style-name="P17">1</text:p>
          </table:table-cell>
        </table:table-row>
        <table:table-row>
          <table:table-cell table:style-name="Tabla7.A2" office:value-type="string">
            <text:p text:style-name="P17">64</text:p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>16</text:p>
          </table:table-cell>
          <table:table-cell table:style-name="Tabla7.A2" office:value-type="string">
            <text:p text:style-name="P17">8</text:p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7"/>
          </table:table-cell>
          <table:table-cell table:style-name="Tabla7.G2" office:value-type="string">
            <text:p text:style-name="P17">1</text:p>
          </table:table-cell>
        </table:table-row>
      </table:table>
      <text:p text:style-name="P19"/>
      <text:p text:style-name="P20">64+16+8+1 = 89</text:p>
      <text:p text:style-name="P19"/>
      <text:list text:continue-numbering="true" text:style-name="L1">
        <text:list-item>
          <text:list>
            <text:list-item>
              <text:p text:style-name="P16">11110001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 table:number-columns-repeated="3"/>
        <table:table-column table:style-name="Tabla8.F" table:number-columns-repeated="2"/>
        <table:table-column table:style-name="Tabla8.H"/>
        <table:table-row>
          <table:table-cell table:style-name="Tabla8.A1" office:value-type="string">
            <text:p text:style-name="P22">1</text:p>
          </table:table-cell>
          <table:table-cell table:style-name="Tabla8.A1" office:value-type="string">
            <text:p text:style-name="P22">1</text:p>
          </table:table-cell>
          <table:table-cell table:style-name="Tabla8.A1" office:value-type="string">
            <text:p text:style-name="P22">1</text:p>
          </table:table-cell>
          <table:table-cell table:style-name="Tabla8.A1" office:value-type="string">
            <text:p text:style-name="P22">1</text:p>
          </table:table-cell>
          <table:table-cell table:style-name="Tabla8.A1" office:value-type="string">
            <text:p text:style-name="P22">0</text:p>
          </table:table-cell>
          <table:table-cell table:style-name="Tabla8.A1" office:value-type="string">
            <text:p text:style-name="P22">0</text:p>
          </table:table-cell>
          <table:table-cell table:style-name="Tabla8.A1" office:value-type="string">
            <text:p text:style-name="P22">0</text:p>
          </table:table-cell>
          <table:table-cell table:style-name="Tabla8.H1" office:value-type="string">
            <text:p text:style-name="P22">1</text:p>
          </table:table-cell>
        </table:table-row>
        <table:table-row>
          <table:table-cell table:style-name="Tabla8.A2" office:value-type="string">
            <text:p text:style-name="P22">64</text:p>
          </table:table-cell>
          <table:table-cell table:style-name="Tabla8.A2" office:value-type="string">
            <text:p text:style-name="P22">32</text:p>
          </table:table-cell>
          <table:table-cell table:style-name="Tabla8.A2" office:value-type="string">
            <text:p text:style-name="P22">16</text:p>
          </table:table-cell>
          <table:table-cell table:style-name="Tabla8.A2" office:value-type="string">
            <text:p text:style-name="P22">8</text:p>
          </table:table-cell>
          <table:table-cell table:style-name="Tabla8.A2" office:value-type="string">
            <text:p text:style-name="P22"/>
          </table:table-cell>
          <table:table-cell table:style-name="Tabla8.A2" office:value-type="string">
            <text:p text:style-name="P22"/>
          </table:table-cell>
          <table:table-cell table:style-name="Tabla8.A2" office:value-type="string">
            <text:p text:style-name="P22"/>
          </table:table-cell>
          <table:table-cell table:style-name="Tabla8.H2" office:value-type="string">
            <text:p text:style-name="P22">1</text:p>
          </table:table-cell>
        </table:table-row>
        <table:table-row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H2" office:value-type="string">
            <text:p text:style-name="P17"/>
          </table:table-cell>
        </table:table-row>
      </table:table>
      <text:p text:style-name="P19"/>
      <text:p text:style-name="P23">64+32+16+8+1 = 121 </text:p>
      <text:p text:style-name="P23"/>
      <text:list text:continue-numbering="true" text:style-name="L1">
        <text:list-item>
          <text:list>
            <text:list-item>
              <text:p text:style-name="P16">11010101011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column table:style-name="Tabla9.K"/>
        <table:table-row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0</text:p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0</text:p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0</text:p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0</text:p>
          </table:table-cell>
          <table:table-cell table:style-name="Tabla9.A1" office:value-type="string">
            <text:p text:style-name="P22">1</text:p>
          </table:table-cell>
          <table:table-cell table:style-name="Tabla9.K1" office:value-type="string">
            <text:p text:style-name="P22">1</text:p>
          </table:table-cell>
        </table:table-row>
        <table:table-row>
          <table:table-cell table:style-name="Tabla9.A2" office:value-type="string">
            <text:p text:style-name="P24">1024</text:p>
          </table:table-cell>
          <table:table-cell table:style-name="Tabla9.A2" office:value-type="string">
            <text:p text:style-name="P24">512</text:p>
          </table:table-cell>
          <table:table-cell table:style-name="Tabla9.A2" office:value-type="string">
            <text:p text:style-name="P24">256</text:p>
          </table:table-cell>
          <table:table-cell table:style-name="Tabla9.A2" office:value-type="string">
            <text:p text:style-name="P24">128</text:p>
          </table:table-cell>
          <table:table-cell table:style-name="Tabla9.A2" office:value-type="string">
            <text:p text:style-name="P22">64</text:p>
          </table:table-cell>
          <table:table-cell table:style-name="Tabla9.A2" office:value-type="string">
            <text:p text:style-name="P22">32</text:p>
          </table:table-cell>
          <table:table-cell table:style-name="Tabla9.A2" office:value-type="string">
            <text:p text:style-name="P22">16</text:p>
          </table:table-cell>
          <table:table-cell table:style-name="Tabla9.A2" office:value-type="string">
            <text:p text:style-name="P22">8</text:p>
          </table:table-cell>
          <table:table-cell table:style-name="Tabla9.A2" office:value-type="string">
            <text:p text:style-name="P22">4</text:p>
          </table:table-cell>
          <table:table-cell table:style-name="Tabla9.A2" office:value-type="string">
            <text:p text:style-name="P22">2</text:p>
          </table:table-cell>
          <table:table-cell table:style-name="Tabla9.K2" office:value-type="string">
            <text:p text:style-name="P22">1</text:p>
          </table:table-cell>
        </table:table-row>
        <table:table-row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A2" office:value-type="string">
            <text:p text:style-name="P25"/>
          </table:table-cell>
          <table:table-cell table:style-name="Tabla9.K2" office:value-type="string">
            <text:p text:style-name="P25"/>
          </table:table-cell>
        </table:table-row>
      </table:table>
      <text:p text:style-name="P27"/>
      <text:p text:style-name="P28">1024+512+128+32+8+2+1 = <text:s/>1707</text:p>
      <text:list text:continue-numbering="true" text:style-name="L1">
        <text:list-item>
          <text:list>
            <text:list-item>
              <text:p text:style-name="P16"><text:span text:style-name="T9">1</text:span>10111001001</text:p>
              <text:p text:style-name="P16"/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I"/>
        <table:table-column table:style-name="Tabla10.J"/>
        <table:table-column table:style-name="Tabla10.K"/>
        <table:table-column table:style-name="Tabla10.L"/>
        <table:table-row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0</text:p>
          </table:table-cell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0</text:p>
          </table:table-cell>
          <table:table-cell table:style-name="Tabla10.A1" office:value-type="string">
            <text:p text:style-name="P24">0</text:p>
          </table:table-cell>
          <table:table-cell table:style-name="Tabla10.A1" office:value-type="string">
            <text:p text:style-name="P24">1</text:p>
          </table:table-cell>
          <table:table-cell table:style-name="Tabla10.A1" office:value-type="string">
            <text:p text:style-name="P24">0</text:p>
          </table:table-cell>
          <table:table-cell table:style-name="Tabla10.A1" office:value-type="string">
            <text:p text:style-name="P24">0</text:p>
          </table:table-cell>
          <table:table-cell table:style-name="Tabla10.L1" office:value-type="string">
            <text:p text:style-name="P24">1</text:p>
          </table:table-cell>
        </table:table-row>
        <table:table-row>
          <table:table-cell table:style-name="Tabla10.A2" office:value-type="string">
            <text:p text:style-name="P24">2048</text:p>
          </table:table-cell>
          <table:table-cell table:style-name="Tabla10.A2" office:value-type="string">
            <text:p text:style-name="P24">1024</text:p>
          </table:table-cell>
          <table:table-cell table:style-name="Tabla10.A2" office:value-type="string">
            <text:p text:style-name="P24">512</text:p>
          </table:table-cell>
          <table:table-cell table:style-name="Tabla10.A2" office:value-type="string">
            <text:p text:style-name="P24">256</text:p>
          </table:table-cell>
          <table:table-cell table:style-name="Tabla10.A2" office:value-type="string">
            <text:p text:style-name="P24">128</text:p>
          </table:table-cell>
          <table:table-cell table:style-name="Tabla10.A2" office:value-type="string">
            <text:p text:style-name="P24">64</text:p>
          </table:table-cell>
          <table:table-cell table:style-name="Tabla10.A2" office:value-type="string">
            <text:p text:style-name="P24">32</text:p>
          </table:table-cell>
          <table:table-cell table:style-name="Tabla10.A2" office:value-type="string">
            <text:p text:style-name="P24">16</text:p>
          </table:table-cell>
          <table:table-cell table:style-name="Tabla10.A2" office:value-type="string">
            <text:p text:style-name="P24">8</text:p>
          </table:table-cell>
          <table:table-cell table:style-name="Tabla10.A2" office:value-type="string">
            <text:p text:style-name="P24">4</text:p>
          </table:table-cell>
          <table:table-cell table:style-name="Tabla10.A2" office:value-type="string">
            <text:p text:style-name="P24">2</text:p>
          </table:table-cell>
          <table:table-cell table:style-name="Tabla10.L2" office:value-type="string">
            <text:p text:style-name="P24">1</text:p>
          </table:table-cell>
        </table:table-row>
        <table:table-row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30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A2" office:value-type="string">
            <text:p text:style-name="P29"/>
          </table:table-cell>
          <table:table-cell table:style-name="Tabla10.L2" office:value-type="string">
            <text:p text:style-name="P29"/>
          </table:table-cell>
        </table:table-row>
      </table:table>
      <text:p text:style-name="P31"/>
      <text:p text:style-name="P28">2048+1024+256+128+64+8+1 = 3529</text:p>
      <text:list text:continue-numbering="true" text:style-name="L1">
        <text:list-item>
          <text:list>
            <text:list-item>
              <text:p text:style-name="P16">101110011011</text:p>
              <text:p text:style-name="P16"/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column table:style-name="Tabla11.L"/>
        <table:table-row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0</text:p>
          </table:table-cell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0</text:p>
          </table:table-cell>
          <table:table-cell table:style-name="Tabla11.A1" office:value-type="string">
            <text:p text:style-name="P24">0</text:p>
          </table:table-cell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1</text:p>
          </table:table-cell>
          <table:table-cell table:style-name="Tabla11.A1" office:value-type="string">
            <text:p text:style-name="P24">0</text:p>
          </table:table-cell>
          <table:table-cell table:style-name="Tabla11.A1" office:value-type="string">
            <text:p text:style-name="P24">1</text:p>
          </table:table-cell>
          <table:table-cell table:style-name="Tabla11.L1" office:value-type="string">
            <text:p text:style-name="P24">1</text:p>
          </table:table-cell>
        </table:table-row>
        <table:table-row>
          <table:table-cell table:style-name="Tabla11.A2" office:value-type="string">
            <text:p text:style-name="P24">2048</text:p>
          </table:table-cell>
          <table:table-cell table:style-name="Tabla11.A2" office:value-type="string">
            <text:p text:style-name="P24">1024</text:p>
          </table:table-cell>
          <table:table-cell table:style-name="Tabla11.A2" office:value-type="string">
            <text:p text:style-name="P24">512</text:p>
          </table:table-cell>
          <table:table-cell table:style-name="Tabla11.A2" office:value-type="string">
            <text:p text:style-name="P24">256</text:p>
          </table:table-cell>
          <table:table-cell table:style-name="Tabla11.A2" office:value-type="string">
            <text:p text:style-name="P24">128</text:p>
          </table:table-cell>
          <table:table-cell table:style-name="Tabla11.A2" office:value-type="string">
            <text:p text:style-name="P24">64</text:p>
          </table:table-cell>
          <table:table-cell table:style-name="Tabla11.A2" office:value-type="string">
            <text:p text:style-name="P24">32</text:p>
          </table:table-cell>
          <table:table-cell table:style-name="Tabla11.A2" office:value-type="string">
            <text:p text:style-name="P24">16</text:p>
          </table:table-cell>
          <table:table-cell table:style-name="Tabla11.A2" office:value-type="string">
            <text:p text:style-name="P24">8</text:p>
          </table:table-cell>
          <table:table-cell table:style-name="Tabla11.A2" office:value-type="string">
            <text:p text:style-name="P24">4</text:p>
          </table:table-cell>
          <table:table-cell table:style-name="Tabla11.A2" office:value-type="string">
            <text:p text:style-name="P24">2</text:p>
          </table:table-cell>
          <table:table-cell table:style-name="Tabla11.L2" office:value-type="string">
            <text:p text:style-name="P24">1</text:p>
          </table:table-cell>
        </table:table-row>
        <table:table-row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30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A2" office:value-type="string">
            <text:p text:style-name="P29"/>
          </table:table-cell>
          <table:table-cell table:style-name="Tabla11.L2" office:value-type="string">
            <text:p text:style-name="P29"/>
          </table:table-cell>
        </table:table-row>
      </table:table>
      <text:p text:style-name="P31"/>
      <text:p text:style-name="P28">2048+512+256+128+16+8+2+1 = 2.971</text:p>
      <text:p text:style-name="P8"/>
      <text:list text:continue-numbering="true" text:style-name="L1">
        <text:list-item>
          <text:list>
            <text:list-item>
              <text:p text:style-name="P32"><text:span text:style-name="T11">1</text:span><text:span text:style-name="T12">000000000000000000000000000000000000</text:span><text:span text:style-name="T11">1</text:span></text:p>
            </text:list-item>
          </text:list>
        </text:list-item>
      </text:list>
      <text:p text:style-name="P33">2^37 + 1 </text:p>
      <text:p text:style-name="P34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21758929380988" text:continue-numbering="true" text:style-name="L1">
              <text:list-item>
                <text:p text:style-name="P36">Pasa los siguientes números de decimal a binario</text:p>
              </text:list-item>
            </text:list>
            <text:p text:style-name="P37">Ejemplo 35 </text:p>
            <text:p text:style-name="P37"/>
            <table:table table:name="Tabla3" table:style-name="Tabla3">
              <table:table-column table:style-name="Tabla3.A"/>
              <table:table-column table:style-name="Tabla3.B"/>
              <table:table-column table:style-name="Tabla3.A"/>
              <table:table-row>
                <table:table-cell table:style-name="Tabla3.A1" office:value-type="string">
                  <text:p text:style-name="P37">Numero</text:p>
                </table:table-cell>
                <table:table-cell table:style-name="Tabla3.A1" office:value-type="string">
                  <text:p text:style-name="P38">/2</text:p>
                </table:table-cell>
                <table:table-cell table:style-name="Tabla3.C1" office:value-type="string">
                  <text:p text:style-name="P38">Resto</text:p>
                </table:table-cell>
              </table:table-row>
              <table:table-row>
                <table:table-cell table:style-name="Tabla3.A2" office:value-type="string">
                  <text:p text:style-name="P39">3<text:span text:style-name="T9">5</text:span></text:p>
                </table:table-cell>
                <table:table-cell table:style-name="Tabla3.A2" office:value-type="string">
                  <text:p text:style-name="P38">17</text:p>
                </table:table-cell>
                <table:table-cell table:style-name="Tabla3.C2" office:value-type="string">
                  <text:p text:style-name="P38">1</text:p>
                </table:table-cell>
              </table:table-row>
              <table:table-row>
                <table:table-cell table:style-name="Tabla3.A2" office:value-type="string">
                  <text:p text:style-name="P38">17</text:p>
                </table:table-cell>
                <table:table-cell table:style-name="Tabla3.A2" office:value-type="string">
                  <text:p text:style-name="P38">8</text:p>
                </table:table-cell>
                <table:table-cell table:style-name="Tabla3.C2" office:value-type="string">
                  <text:p text:style-name="P38">1</text:p>
                </table:table-cell>
              </table:table-row>
              <table:table-row>
                <table:table-cell table:style-name="Tabla3.A2" office:value-type="string">
                  <text:p text:style-name="P38">8</text:p>
                </table:table-cell>
                <table:table-cell table:style-name="Tabla3.A2" office:value-type="string">
                  <text:p text:style-name="P38">4</text:p>
                </table:table-cell>
                <table:table-cell table:style-name="Tabla3.C2" office:value-type="string">
                  <text:p text:style-name="P38">0</text:p>
                </table:table-cell>
              </table:table-row>
              <table:table-row>
                <table:table-cell table:style-name="Tabla3.A2" office:value-type="string">
                  <text:p text:style-name="P38">4</text:p>
                </table:table-cell>
                <table:table-cell table:style-name="Tabla3.A2" office:value-type="string">
                  <text:p text:style-name="P38">2</text:p>
                </table:table-cell>
                <table:table-cell table:style-name="Tabla3.C2" office:value-type="string">
                  <text:p text:style-name="P38">0</text:p>
                </table:table-cell>
              </table:table-row>
              <table:table-row>
                <table:table-cell table:style-name="Tabla3.A2" office:value-type="string">
                  <text:p text:style-name="P38">2</text:p>
                </table:table-cell>
                <table:table-cell table:style-name="Tabla3.A2" office:value-type="string">
                  <text:p text:style-name="P38">1</text:p>
                </table:table-cell>
                <table:table-cell table:style-name="Tabla3.C2" office:value-type="string">
                  <text:p text:style-name="P38">0</text:p>
                </table:table-cell>
              </table:table-row>
              <table:table-row>
                <table:table-cell table:style-name="Tabla3.A2" office:value-type="string">
                  <text:p text:style-name="P38">1</text:p>
                </table:table-cell>
                <table:table-cell table:style-name="Tabla3.A2" office:value-type="string">
                  <text:p text:style-name="P38">0</text:p>
                </table:table-cell>
                <table:table-cell table:style-name="Tabla3.C2" office:value-type="string">
                  <text:p text:style-name="P38">1</text:p>
                </table:table-cell>
              </table:table-row>
            </table:table>
            <text:p text:style-name="P39"/>
            <text:p text:style-name="P37">Resultado 100011</text:p>
            <text:p text:style-name="P37"/>
            <text:list text:style-name="L2">
              <text:list-item>
                <text:p text:style-name="P40">3</text:p>
              </text:list-item>
            </text:list>
            <table:table table:name="Tabla12" table:style-name="Tabla12">
              <table:table-column table:style-name="Tabla12.A"/>
              <table:table-column table:style-name="Tabla12.B"/>
              <table:table-column table:style-name="Tabla12.A"/>
              <table:table-row>
                <table:table-cell table:style-name="Tabla12.A1" office:value-type="string">
                  <text:p text:style-name="P41">Numero</text:p>
                </table:table-cell>
                <table:table-cell table:style-name="Tabla12.A1" office:value-type="string">
                  <text:p text:style-name="P42">/2</text:p>
                </table:table-cell>
                <table:table-cell table:style-name="Tabla12.C1" office:value-type="string">
                  <text:p text:style-name="P42">Resto</text:p>
                </table:table-cell>
              </table:table-row>
              <table:table-row>
                <table:table-cell table:style-name="Tabla12.A2" office:value-type="string">
                  <text:p text:style-name="P43">3</text:p>
                </table:table-cell>
                <table:table-cell table:style-name="Tabla12.A2" office:value-type="string">
                  <text:p text:style-name="P44">1</text:p>
                </table:table-cell>
                <table:table-cell table:style-name="Tabla12.C2" office:value-type="string">
                  <text:p text:style-name="P44">1</text:p>
                </table:table-cell>
              </table:table-row>
            </table:table>
            <text:p text:style-name="P43"/>
            <text:p text:style-name="P45"><text:s/>3= 0001</text:p>
            <text:p text:style-name="P45"/>
            <text:list text:style-name="L3">
              <text:list-item>
                <text:p text:style-name="P46">9</text:p>
              </text:list-item>
            </text:list>
            <table:table table:name="Tabla13" table:style-name="Tabla13">
              <table:table-column table:style-name="Tabla13.A"/>
              <table:table-column table:style-name="Tabla13.B"/>
              <table:table-column table:style-name="Tabla13.A"/>
              <table:table-row>
                <table:table-cell table:style-name="Tabla13.A1" office:value-type="string">
                  <text:p text:style-name="P47">Numero</text:p>
                </table:table-cell>
                <table:table-cell table:style-name="Tabla13.A1" office:value-type="string">
                  <text:p text:style-name="P48">/2</text:p>
                </table:table-cell>
                <table:table-cell table:style-name="Tabla13.C1" office:value-type="string">
                  <text:p text:style-name="P48">Resto</text:p>
                </table:table-cell>
              </table:table-row>
              <table:table-row>
                <table:table-cell table:style-name="Tabla13.A2" office:value-type="string">
                  <text:p text:style-name="P45">9</text:p>
                </table:table-cell>
                <table:table-cell table:style-name="Tabla13.A2" office:value-type="string">
                  <text:p text:style-name="P49">4</text:p>
                </table:table-cell>
                <table:table-cell table:style-name="Tabla13.C2" office:value-type="string">
                  <text:p text:style-name="P49">1</text:p>
                </table:table-cell>
              </table:table-row>
              <table:table-row>
                <table:table-cell table:style-name="Tabla13.A2" office:value-type="string">
                  <text:p text:style-name="P49">4</text:p>
                </table:table-cell>
                <table:table-cell table:style-name="Tabla13.A2" office:value-type="string">
                  <text:p text:style-name="P49">2</text:p>
                </table:table-cell>
                <table:table-cell table:style-name="Tabla13.C2" office:value-type="string">
                  <text:p text:style-name="P49">0</text:p>
                </table:table-cell>
              </table:table-row>
              <table:table-row>
                <table:table-cell table:style-name="Tabla13.A2" office:value-type="string">
                  <text:p text:style-name="P49">2</text:p>
                </table:table-cell>
                <table:table-cell table:style-name="Tabla13.A2" office:value-type="string">
                  <text:p text:style-name="P49">1</text:p>
                </table:table-cell>
                <table:table-cell table:style-name="Tabla13.C2" office:value-type="string">
                  <text:p text:style-name="P49">0</text:p>
                </table:table-cell>
              </table:table-row>
              <table:table-row>
                <table:table-cell table:style-name="Tabla13.A2" office:value-type="string">
                  <text:p text:style-name="P49">1</text:p>
                </table:table-cell>
                <table:table-cell table:style-name="Tabla13.A2" office:value-type="string">
                  <text:p text:style-name="P49">0</text:p>
                </table:table-cell>
                <table:table-cell table:style-name="Tabla13.C2" office:value-type="string">
                  <text:p text:style-name="P49">1</text:p>
                </table:table-cell>
              </table:table-row>
            </table:table>
            <text:p text:style-name="P45"/>
            <text:p text:style-name="P45">9 = 1001</text:p>
            <text:p text:style-name="P45"/>
            <text:list text:style-name="L4">
              <text:list-item>
                <text:p text:style-name="P50">21</text:p>
              </text:list-item>
            </text:list>
            <text:p text:style-name="P45"/>
            <table:table table:name="Tabla14" table:style-name="Tabla14">
              <table:table-column table:style-name="Tabla14.A"/>
              <table:table-column table:style-name="Tabla14.B"/>
              <table:table-column table:style-name="Tabla14.A"/>
              <table:table-row>
                <table:table-cell table:style-name="Tabla14.A1" office:value-type="string">
                  <text:p text:style-name="P47">Numero</text:p>
                </table:table-cell>
                <table:table-cell table:style-name="Tabla14.A1" office:value-type="string">
                  <text:p text:style-name="P48">/2</text:p>
                </table:table-cell>
                <table:table-cell table:style-name="Tabla14.C1" office:value-type="string">
                  <text:p text:style-name="P48">Resto</text:p>
                </table:table-cell>
              </table:table-row>
              <table:table-row>
                <table:table-cell table:style-name="Tabla14.A2" office:value-type="string">
                  <text:p text:style-name="P45">21</text:p>
                </table:table-cell>
                <table:table-cell table:style-name="Tabla14.A2" office:value-type="string">
                  <text:p text:style-name="P49">10</text:p>
                </table:table-cell>
                <table:table-cell table:style-name="Tabla14.C2" office:value-type="string">
                  <text:p text:style-name="P49">1</text:p>
                </table:table-cell>
              </table:table-row>
              <table:table-row>
                <table:table-cell table:style-name="Tabla14.A2" office:value-type="string">
                  <text:p text:style-name="P49">10</text:p>
                </table:table-cell>
                <table:table-cell table:style-name="Tabla14.A2" office:value-type="string">
                  <text:p text:style-name="P49">5</text:p>
                </table:table-cell>
                <table:table-cell table:style-name="Tabla14.C2" office:value-type="string">
                  <text:p text:style-name="P49">0</text:p>
                </table:table-cell>
              </table:table-row>
              <table:table-row>
                <table:table-cell table:style-name="Tabla14.A2" office:value-type="string">
                  <text:p text:style-name="P49">5</text:p>
                </table:table-cell>
                <table:table-cell table:style-name="Tabla14.A2" office:value-type="string">
                  <text:p text:style-name="P49">2</text:p>
                </table:table-cell>
                <table:table-cell table:style-name="Tabla14.C2" office:value-type="string">
                  <text:p text:style-name="P49">1</text:p>
                </table:table-cell>
              </table:table-row>
              <table:table-row>
                <table:table-cell table:style-name="Tabla14.A2" office:value-type="string">
                  <text:p text:style-name="P49">2</text:p>
                </table:table-cell>
                <table:table-cell table:style-name="Tabla14.A2" office:value-type="string">
                  <text:p text:style-name="P49">1</text:p>
                </table:table-cell>
                <table:table-cell table:style-name="Tabla14.C2" office:value-type="string">
                  <text:p text:style-name="P49">0</text:p>
                </table:table-cell>
              </table:table-row>
              <table:table-row>
                <table:table-cell table:style-name="Tabla14.A2" office:value-type="string">
                  <text:p text:style-name="P49">1</text:p>
                </table:table-cell>
                <table:table-cell table:style-name="Tabla14.A2" office:value-type="string">
                  <text:p text:style-name="P49">0</text:p>
                </table:table-cell>
                <table:table-cell table:style-name="Tabla14.C2" office:value-type="string">
                  <text:p text:style-name="P49">1</text:p>
                </table:table-cell>
              </table:table-row>
              <table:table-row>
                <table:table-cell table:style-name="Tabla14.A2" office:value-type="string">
                  <text:p text:style-name="P48"/>
                </table:table-cell>
                <table:table-cell table:style-name="Tabla14.A2" office:value-type="string">
                  <text:p text:style-name="P48"/>
                </table:table-cell>
                <table:table-cell table:style-name="Tabla14.C2" office:value-type="string">
                  <text:p text:style-name="P48"/>
                </table:table-cell>
              </table:table-row>
            </table:table>
            <text:p text:style-name="P45"/>
            <text:p text:style-name="P45">21 = 10101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><text:soft-page-break/></text:p>
            <text:list text:style-name="L5">
              <text:list-item>
                <text:p text:style-name="P51">45 </text:p>
              </text:list-item>
            </text:list>
            <text:p text:style-name="P52"/>
            <table:table table:name="Tabla15" table:style-name="Tabla15">
              <table:table-column table:style-name="Tabla15.A"/>
              <table:table-column table:style-name="Tabla15.B"/>
              <table:table-column table:style-name="Tabla15.A"/>
              <table:table-row>
                <table:table-cell table:style-name="Tabla15.A1" office:value-type="string">
                  <text:p text:style-name="P53">Numero</text:p>
                </table:table-cell>
                <table:table-cell table:style-name="Tabla15.A1" office:value-type="string">
                  <text:p text:style-name="P54">/2</text:p>
                </table:table-cell>
                <table:table-cell table:style-name="Tabla15.C1" office:value-type="string">
                  <text:p text:style-name="P54">Resto</text:p>
                </table:table-cell>
              </table:table-row>
              <table:table-row>
                <table:table-cell table:style-name="Tabla15.A2" office:value-type="string">
                  <text:p text:style-name="P52">45</text:p>
                </table:table-cell>
                <table:table-cell table:style-name="Tabla15.A2" office:value-type="string">
                  <text:p text:style-name="P55">22</text:p>
                </table:table-cell>
                <table:table-cell table:style-name="Tabla15.C2" office:value-type="string">
                  <text:p text:style-name="P55">1</text:p>
                </table:table-cell>
              </table:table-row>
              <table:table-row>
                <table:table-cell table:style-name="Tabla15.A2" office:value-type="string">
                  <text:p text:style-name="P55">22</text:p>
                </table:table-cell>
                <table:table-cell table:style-name="Tabla15.A2" office:value-type="string">
                  <text:p text:style-name="P55">11</text:p>
                </table:table-cell>
                <table:table-cell table:style-name="Tabla15.C2" office:value-type="string">
                  <text:p text:style-name="P55">0</text:p>
                </table:table-cell>
              </table:table-row>
              <table:table-row>
                <table:table-cell table:style-name="Tabla15.A2" office:value-type="string">
                  <text:p text:style-name="P55">11</text:p>
                </table:table-cell>
                <table:table-cell table:style-name="Tabla15.A2" office:value-type="string">
                  <text:p text:style-name="P55">5</text:p>
                </table:table-cell>
                <table:table-cell table:style-name="Tabla15.C2" office:value-type="string">
                  <text:p text:style-name="P55">1</text:p>
                </table:table-cell>
              </table:table-row>
              <table:table-row>
                <table:table-cell table:style-name="Tabla15.A2" office:value-type="string">
                  <text:p text:style-name="P55">5</text:p>
                </table:table-cell>
                <table:table-cell table:style-name="Tabla15.A2" office:value-type="string">
                  <text:p text:style-name="P55">2</text:p>
                </table:table-cell>
                <table:table-cell table:style-name="Tabla15.C2" office:value-type="string">
                  <text:p text:style-name="P55">1</text:p>
                </table:table-cell>
              </table:table-row>
              <table:table-row>
                <table:table-cell table:style-name="Tabla15.A2" office:value-type="string">
                  <text:p text:style-name="P55">2</text:p>
                </table:table-cell>
                <table:table-cell table:style-name="Tabla15.A2" office:value-type="string">
                  <text:p text:style-name="P55">1</text:p>
                </table:table-cell>
                <table:table-cell table:style-name="Tabla15.C2" office:value-type="string">
                  <text:p text:style-name="P55">0</text:p>
                </table:table-cell>
              </table:table-row>
              <table:table-row>
                <table:table-cell table:style-name="Tabla15.A2" office:value-type="string">
                  <text:p text:style-name="P55">1</text:p>
                </table:table-cell>
                <table:table-cell table:style-name="Tabla15.A2" office:value-type="string">
                  <text:p text:style-name="P55">0</text:p>
                </table:table-cell>
                <table:table-cell table:style-name="Tabla15.C2" office:value-type="string">
                  <text:p text:style-name="P55">1</text:p>
                </table:table-cell>
              </table:table-row>
            </table:table>
            <text:p text:style-name="P52"/>
            <text:p text:style-name="P52">45 = 101101</text:p>
            <text:p text:style-name="P52"/>
            <text:list text:style-name="L6">
              <text:list-item>
                <text:p text:style-name="P56">70 </text:p>
              </text:list-item>
            </text:list>
            <text:p text:style-name="P52"/>
            <table:table table:name="Tabla16" table:style-name="Tabla16">
              <table:table-column table:style-name="Tabla16.A"/>
              <table:table-column table:style-name="Tabla16.B"/>
              <table:table-column table:style-name="Tabla16.A"/>
              <table:table-row>
                <table:table-cell table:style-name="Tabla16.A1" office:value-type="string">
                  <text:p text:style-name="P53">Numero</text:p>
                </table:table-cell>
                <table:table-cell table:style-name="Tabla16.A1" office:value-type="string">
                  <text:p text:style-name="P54">/2</text:p>
                </table:table-cell>
                <table:table-cell table:style-name="Tabla16.C1" office:value-type="string">
                  <text:p text:style-name="P54">Resto</text:p>
                </table:table-cell>
              </table:table-row>
              <table:table-row>
                <table:table-cell table:style-name="Tabla16.A2" office:value-type="string">
                  <text:p text:style-name="P52">70</text:p>
                </table:table-cell>
                <table:table-cell table:style-name="Tabla16.A2" office:value-type="string">
                  <text:p text:style-name="P57">35</text:p>
                </table:table-cell>
                <table:table-cell table:style-name="Tabla16.C2" office:value-type="string">
                  <text:p text:style-name="P57">0</text:p>
                </table:table-cell>
              </table:table-row>
              <table:table-row>
                <table:table-cell table:style-name="Tabla16.A2" office:value-type="string">
                  <text:p text:style-name="P57">35</text:p>
                </table:table-cell>
                <table:table-cell table:style-name="Tabla16.A2" office:value-type="string">
                  <text:p text:style-name="P57">17</text:p>
                </table:table-cell>
                <table:table-cell table:style-name="Tabla16.C2" office:value-type="string">
                  <text:p text:style-name="P57">1</text:p>
                </table:table-cell>
              </table:table-row>
              <table:table-row>
                <table:table-cell table:style-name="Tabla16.A2" office:value-type="string">
                  <text:p text:style-name="P57">17</text:p>
                </table:table-cell>
                <table:table-cell table:style-name="Tabla16.A2" office:value-type="string">
                  <text:p text:style-name="P57">8</text:p>
                </table:table-cell>
                <table:table-cell table:style-name="Tabla16.C2" office:value-type="string">
                  <text:p text:style-name="P57">1</text:p>
                </table:table-cell>
              </table:table-row>
              <table:table-row>
                <table:table-cell table:style-name="Tabla16.A2" office:value-type="string">
                  <text:p text:style-name="P57">8</text:p>
                </table:table-cell>
                <table:table-cell table:style-name="Tabla16.A2" office:value-type="string">
                  <text:p text:style-name="P57">4</text:p>
                </table:table-cell>
                <table:table-cell table:style-name="Tabla16.C2" office:value-type="string">
                  <text:p text:style-name="P57">0</text:p>
                </table:table-cell>
              </table:table-row>
              <table:table-row>
                <table:table-cell table:style-name="Tabla16.A2" office:value-type="string">
                  <text:p text:style-name="P57">4</text:p>
                </table:table-cell>
                <table:table-cell table:style-name="Tabla16.A2" office:value-type="string">
                  <text:p text:style-name="P57">2</text:p>
                </table:table-cell>
                <table:table-cell table:style-name="Tabla16.C2" office:value-type="string">
                  <text:p text:style-name="P57">0</text:p>
                </table:table-cell>
              </table:table-row>
              <table:table-row>
                <table:table-cell table:style-name="Tabla16.A2" office:value-type="string">
                  <text:p text:style-name="P57">2</text:p>
                </table:table-cell>
                <table:table-cell table:style-name="Tabla16.A2" office:value-type="string">
                  <text:p text:style-name="P57">1</text:p>
                </table:table-cell>
                <table:table-cell table:style-name="Tabla16.C2" office:value-type="string">
                  <text:p text:style-name="P57">0</text:p>
                </table:table-cell>
              </table:table-row>
              <table:table-row>
                <table:table-cell table:style-name="Tabla16.A2" office:value-type="string">
                  <text:p text:style-name="P57">1</text:p>
                </table:table-cell>
                <table:table-cell table:style-name="Tabla16.A2" office:value-type="string">
                  <text:p text:style-name="P57">0</text:p>
                </table:table-cell>
                <table:table-cell table:style-name="Tabla16.C2" office:value-type="string">
                  <text:p text:style-name="P57">1</text:p>
                </table:table-cell>
              </table:table-row>
            </table:table>
            <text:p text:style-name="P52"/>
            <text:p text:style-name="P58">70 = 10001100</text:p>
            <text:p text:style-name="P58"/>
            <text:list text:style-name="L7">
              <text:list-item>
                <text:p text:style-name="P59">281</text:p>
              </text:list-item>
            </text:list>
            <table:table table:name="Tabla17" table:style-name="Tabla17">
              <table:table-column table:style-name="Tabla17.A"/>
              <table:table-column table:style-name="Tabla17.B"/>
              <table:table-column table:style-name="Tabla17.A"/>
              <table:table-row>
                <table:table-cell table:style-name="Tabla17.A1" office:value-type="string">
                  <text:p text:style-name="P60">Numero</text:p>
                </table:table-cell>
                <table:table-cell table:style-name="Tabla17.A1" office:value-type="string">
                  <text:p text:style-name="P61">/2</text:p>
                </table:table-cell>
                <table:table-cell table:style-name="Tabla17.C1" office:value-type="string">
                  <text:p text:style-name="P61">Resto</text:p>
                </table:table-cell>
              </table:table-row>
              <table:table-row>
                <table:table-cell table:style-name="Tabla17.A2" office:value-type="string">
                  <text:p text:style-name="P62">281</text:p>
                </table:table-cell>
                <table:table-cell table:style-name="Tabla17.A2" office:value-type="string">
                  <text:p text:style-name="P63">140</text:p>
                </table:table-cell>
                <table:table-cell table:style-name="Tabla17.C2" office:value-type="string">
                  <text:p text:style-name="P63">1</text:p>
                </table:table-cell>
              </table:table-row>
              <table:table-row>
                <table:table-cell table:style-name="Tabla17.A2" office:value-type="string">
                  <text:p text:style-name="P63">140</text:p>
                </table:table-cell>
                <table:table-cell table:style-name="Tabla17.A2" office:value-type="string">
                  <text:p text:style-name="P63">70</text:p>
                </table:table-cell>
                <table:table-cell table:style-name="Tabla17.C2" office:value-type="string">
                  <text:p text:style-name="P63">0</text:p>
                </table:table-cell>
              </table:table-row>
              <table:table-row>
                <table:table-cell table:style-name="Tabla17.A2" office:value-type="string">
                  <text:p text:style-name="P63">70</text:p>
                </table:table-cell>
                <table:table-cell table:style-name="Tabla17.A2" office:value-type="string">
                  <text:p text:style-name="P63">35</text:p>
                </table:table-cell>
                <table:table-cell table:style-name="Tabla17.C2" office:value-type="string">
                  <text:p text:style-name="P63">0</text:p>
                </table:table-cell>
              </table:table-row>
              <table:table-row>
                <table:table-cell table:style-name="Tabla17.A2" office:value-type="string">
                  <text:p text:style-name="P63">35</text:p>
                </table:table-cell>
                <table:table-cell table:style-name="Tabla17.A2" office:value-type="string">
                  <text:p text:style-name="P63">17</text:p>
                </table:table-cell>
                <table:table-cell table:style-name="Tabla17.C2" office:value-type="string">
                  <text:p text:style-name="P63">1</text:p>
                </table:table-cell>
              </table:table-row>
              <table:table-row>
                <table:table-cell table:style-name="Tabla17.A2" office:value-type="string">
                  <text:p text:style-name="P63">17</text:p>
                </table:table-cell>
                <table:table-cell table:style-name="Tabla17.A2" office:value-type="string">
                  <text:p text:style-name="P63">8</text:p>
                </table:table-cell>
                <table:table-cell table:style-name="Tabla17.C2" office:value-type="string">
                  <text:p text:style-name="P63">1</text:p>
                </table:table-cell>
              </table:table-row>
              <table:table-row>
                <table:table-cell table:style-name="Tabla17.A2" office:value-type="string">
                  <text:p text:style-name="P63">8</text:p>
                </table:table-cell>
                <table:table-cell table:style-name="Tabla17.A2" office:value-type="string">
                  <text:p text:style-name="P63">4</text:p>
                </table:table-cell>
                <table:table-cell table:style-name="Tabla17.C2" office:value-type="string">
                  <text:p text:style-name="P63">0</text:p>
                </table:table-cell>
              </table:table-row>
              <table:table-row>
                <table:table-cell table:style-name="Tabla17.A2" office:value-type="string">
                  <text:p text:style-name="P63">4</text:p>
                </table:table-cell>
                <table:table-cell table:style-name="Tabla17.A2" office:value-type="string">
                  <text:p text:style-name="P63">2</text:p>
                </table:table-cell>
                <table:table-cell table:style-name="Tabla17.C2" office:value-type="string">
                  <text:p text:style-name="P63">0</text:p>
                </table:table-cell>
              </table:table-row>
              <table:table-row>
                <table:table-cell table:style-name="Tabla17.A2" office:value-type="string">
                  <text:p text:style-name="P63">2</text:p>
                </table:table-cell>
                <table:table-cell table:style-name="Tabla17.A2" office:value-type="string">
                  <text:p text:style-name="P63">1</text:p>
                </table:table-cell>
                <table:table-cell table:style-name="Tabla17.C2" office:value-type="string">
                  <text:p text:style-name="P63">0</text:p>
                </table:table-cell>
              </table:table-row>
              <table:table-row>
                <table:table-cell table:style-name="Tabla17.A2" office:value-type="string">
                  <text:p text:style-name="P63">1</text:p>
                </table:table-cell>
                <table:table-cell table:style-name="Tabla17.A2" office:value-type="string">
                  <text:p text:style-name="P63">0</text:p>
                </table:table-cell>
                <table:table-cell table:style-name="Tabla17.C2" office:value-type="string">
                  <text:p text:style-name="P63">1</text:p>
                </table:table-cell>
              </table:table-row>
            </table:table>
            <text:p text:style-name="P58"/>
            <text:p text:style-name="P62">281 = 100011001</text:p>
            <text:p text:style-name="P62"/>
            <text:list text:style-name="L8">
              <text:list-item>
                <text:p text:style-name="P64">1020</text:p>
              </text:list-item>
            </text:list>
            <text:p text:style-name="P62"/>
            <table:table table:name="Tabla18" table:style-name="Tabla18">
              <table:table-column table:style-name="Tabla18.A"/>
              <table:table-column table:style-name="Tabla18.B"/>
              <table:table-column table:style-name="Tabla18.A"/>
              <table:table-row>
                <table:table-cell table:style-name="Tabla18.A1" office:value-type="string">
                  <text:p text:style-name="P65">Numero</text:p>
                </table:table-cell>
                <table:table-cell table:style-name="Tabla18.A1" office:value-type="string">
                  <text:p text:style-name="P66">/2</text:p>
                </table:table-cell>
                <table:table-cell table:style-name="Tabla18.C1" office:value-type="string">
                  <text:p text:style-name="P66">Resto</text:p>
                </table:table-cell>
              </table:table-row>
              <table:table-row table:style-name="Tabla18.2">
                <table:table-cell table:style-name="Tabla18.A2" office:value-type="string">
                  <text:p text:style-name="P62">1020</text:p>
                </table:table-cell>
                <table:table-cell table:style-name="Tabla18.A2" office:value-type="string">
                  <text:p text:style-name="P67">510</text:p>
                </table:table-cell>
                <table:table-cell table:style-name="Tabla18.C2" office:value-type="string">
                  <text:p text:style-name="P67">0</text:p>
                </table:table-cell>
              </table:table-row>
              <table:table-row>
                <table:table-cell table:style-name="Tabla18.A2" office:value-type="string">
                  <text:p text:style-name="P67"><text:soft-page-break/>510</text:p>
                </table:table-cell>
                <table:table-cell table:style-name="Tabla18.A2" office:value-type="string">
                  <text:p text:style-name="P67">255</text:p>
                </table:table-cell>
                <table:table-cell table:style-name="Tabla18.C2" office:value-type="string">
                  <text:p text:style-name="P67">0</text:p>
                </table:table-cell>
              </table:table-row>
              <table:table-row>
                <table:table-cell table:style-name="Tabla18.A2" office:value-type="string">
                  <text:p text:style-name="P67">255</text:p>
                </table:table-cell>
                <table:table-cell table:style-name="Tabla18.A2" office:value-type="string">
                  <text:p text:style-name="P67">127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127</text:p>
                </table:table-cell>
                <table:table-cell table:style-name="Tabla18.A2" office:value-type="string">
                  <text:p text:style-name="P67">63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63</text:p>
                </table:table-cell>
                <table:table-cell table:style-name="Tabla18.A2" office:value-type="string">
                  <text:p text:style-name="P67">31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31</text:p>
                </table:table-cell>
                <table:table-cell table:style-name="Tabla18.A2" office:value-type="string">
                  <text:p text:style-name="P67">15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15</text:p>
                </table:table-cell>
                <table:table-cell table:style-name="Tabla18.A2" office:value-type="string">
                  <text:p text:style-name="P67">7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7</text:p>
                </table:table-cell>
                <table:table-cell table:style-name="Tabla18.A2" office:value-type="string">
                  <text:p text:style-name="P67">3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3</text:p>
                </table:table-cell>
                <table:table-cell table:style-name="Tabla18.A2" office:value-type="string">
                  <text:p text:style-name="P67">1</text:p>
                </table:table-cell>
                <table:table-cell table:style-name="Tabla18.C2" office:value-type="string">
                  <text:p text:style-name="P67">1</text:p>
                </table:table-cell>
              </table:table-row>
              <table:table-row>
                <table:table-cell table:style-name="Tabla18.A2" office:value-type="string">
                  <text:p text:style-name="P67">1</text:p>
                </table:table-cell>
                <table:table-cell table:style-name="Tabla18.A2" office:value-type="string">
                  <text:p text:style-name="P67">0</text:p>
                </table:table-cell>
                <table:table-cell table:style-name="Tabla18.C2" office:value-type="string">
                  <text:p text:style-name="P67">1</text:p>
                </table:table-cell>
              </table:table-row>
            </table:table>
            <text:p text:style-name="P62"/>
            <text:p text:style-name="P68">1020 = 1111111100</text:p>
            <text:p text:style-name="P68"/>
            <text:p text:style-name="P68"/>
            <text:list text:style-name="L9">
              <text:list-item>
                <text:p text:style-name="P69">3211 </text:p>
              </text:list-item>
            </text:list>
            <table:table table:name="Tabla19" table:style-name="Tabla19">
              <table:table-column table:style-name="Tabla19.A"/>
              <table:table-column table:style-name="Tabla19.B"/>
              <table:table-column table:style-name="Tabla19.A"/>
              <table:table-row>
                <table:table-cell table:style-name="Tabla19.A1" office:value-type="string">
                  <text:p text:style-name="P70">Numero</text:p>
                </table:table-cell>
                <table:table-cell table:style-name="Tabla19.A1" office:value-type="string">
                  <text:p text:style-name="P71">/2</text:p>
                </table:table-cell>
                <table:table-cell table:style-name="Tabla19.C1" office:value-type="string">
                  <text:p text:style-name="P71">Resto</text:p>
                </table:table-cell>
              </table:table-row>
              <table:table-row table:style-name="Tabla19.2">
                <table:table-cell table:style-name="Tabla19.A2" office:value-type="string">
                  <text:p text:style-name="P68">3211</text:p>
                </table:table-cell>
                <table:table-cell table:style-name="Tabla19.A2" office:value-type="string">
                  <text:p text:style-name="P67">1605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1605</text:p>
                </table:table-cell>
                <table:table-cell table:style-name="Tabla19.A2" office:value-type="string">
                  <text:p text:style-name="P67">802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802</text:p>
                </table:table-cell>
                <table:table-cell table:style-name="Tabla19.A2" office:value-type="string">
                  <text:p text:style-name="P67">401</text:p>
                </table:table-cell>
                <table:table-cell table:style-name="Tabla19.C2" office:value-type="string">
                  <text:p text:style-name="P67">0</text:p>
                </table:table-cell>
              </table:table-row>
              <table:table-row>
                <table:table-cell table:style-name="Tabla19.A2" office:value-type="string">
                  <text:p text:style-name="P67">401</text:p>
                </table:table-cell>
                <table:table-cell table:style-name="Tabla19.A2" office:value-type="string">
                  <text:p text:style-name="P67">200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200</text:p>
                </table:table-cell>
                <table:table-cell table:style-name="Tabla19.A2" office:value-type="string">
                  <text:p text:style-name="P67">100</text:p>
                </table:table-cell>
                <table:table-cell table:style-name="Tabla19.C2" office:value-type="string">
                  <text:p text:style-name="P67">0</text:p>
                </table:table-cell>
              </table:table-row>
              <table:table-row>
                <table:table-cell table:style-name="Tabla19.A2" office:value-type="string">
                  <text:p text:style-name="P67">100</text:p>
                </table:table-cell>
                <table:table-cell table:style-name="Tabla19.A2" office:value-type="string">
                  <text:p text:style-name="P67">50</text:p>
                </table:table-cell>
                <table:table-cell table:style-name="Tabla19.C2" office:value-type="string">
                  <text:p text:style-name="P67">0</text:p>
                </table:table-cell>
              </table:table-row>
              <table:table-row>
                <table:table-cell table:style-name="Tabla19.A2" office:value-type="string">
                  <text:p text:style-name="P67">50</text:p>
                </table:table-cell>
                <table:table-cell table:style-name="Tabla19.A2" office:value-type="string">
                  <text:p text:style-name="P67">25</text:p>
                </table:table-cell>
                <table:table-cell table:style-name="Tabla19.C2" office:value-type="string">
                  <text:p text:style-name="P67">0</text:p>
                </table:table-cell>
              </table:table-row>
              <table:table-row>
                <table:table-cell table:style-name="Tabla19.A2" office:value-type="string">
                  <text:p text:style-name="P67">25</text:p>
                </table:table-cell>
                <table:table-cell table:style-name="Tabla19.A2" office:value-type="string">
                  <text:p text:style-name="P67">12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12</text:p>
                </table:table-cell>
                <table:table-cell table:style-name="Tabla19.A2" office:value-type="string">
                  <text:p text:style-name="P67">6</text:p>
                </table:table-cell>
                <table:table-cell table:style-name="Tabla19.C2" office:value-type="string">
                  <text:p text:style-name="P67">0</text:p>
                </table:table-cell>
              </table:table-row>
              <table:table-row>
                <table:table-cell table:style-name="Tabla19.A2" office:value-type="string">
                  <text:p text:style-name="P67">6</text:p>
                </table:table-cell>
                <table:table-cell table:style-name="Tabla19.A2" office:value-type="string">
                  <text:p text:style-name="P67">3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3</text:p>
                </table:table-cell>
                <table:table-cell table:style-name="Tabla19.A2" office:value-type="string">
                  <text:p text:style-name="P67">1</text:p>
                </table:table-cell>
                <table:table-cell table:style-name="Tabla19.C2" office:value-type="string">
                  <text:p text:style-name="P67">1</text:p>
                </table:table-cell>
              </table:table-row>
              <table:table-row>
                <table:table-cell table:style-name="Tabla19.A2" office:value-type="string">
                  <text:p text:style-name="P67">1</text:p>
                </table:table-cell>
                <table:table-cell table:style-name="Tabla19.A2" office:value-type="string">
                  <text:p text:style-name="P67">0</text:p>
                </table:table-cell>
                <table:table-cell table:style-name="Tabla19.C2" office:value-type="string">
                  <text:p text:style-name="P67">1</text:p>
                </table:table-cell>
              </table:table-row>
            </table:table>
            <text:p text:style-name="P68"/>
            <text:p text:style-name="P68">3211 = 111010001011</text:p>
            <text:p text:style-name="P58"/>
          </table:table-cell>
          <table:table-cell table:style-name="Tabla4.A1" office:value-type="string">
            <text:p text:style-name="P8"/>
            <text:list text:continue-list="list21758929380988" text:style-name="L1">
              <text:list-item>
                <text:list>
                  <text:list-item>
                    <text:p text:style-name="P16">3</text:p>
                  </text:list-item>
                  <text:list-item>
                    <text:p text:style-name="P16">9</text:p>
                  </text:list-item>
                  <text:list-item>
                    <text:p text:style-name="P16">21</text:p>
                  </text:list-item>
                  <text:list-item>
                    <text:p text:style-name="P16">45</text:p>
                  </text:list-item>
                  <text:list-item>
                    <text:p text:style-name="P16">70</text:p>
                  </text:list-item>
                  <text:list-item>
                    <text:p text:style-name="P16">281</text:p>
                  </text:list-item>
                  <text:list-item>
                    <text:p text:style-name="P16">1020</text:p>
                  </text:list-item>
                  <text:list-item>
                    <text:p text:style-name="P16">3211</text:p>
                  </text:list-item>
                </text:list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size="16pt" fo:font-weight="bold" style:font-size-asian="16pt" style:font-weight-asian="bold" style:font-size-complex="16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4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9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19T02:17:57.923448800</dc:date>
    <meta:editing-duration>PT2H18M17S</meta:editing-duration>
    <meta:editing-cycles>33</meta:editing-cycles>
    <meta:document-statistic meta:table-count="19" meta:image-count="2" meta:object-count="0" meta:page-count="5" meta:paragraph-count="423" meta:word-count="598" meta:character-count="1818" meta:non-whitespace-character-count="1651"/>
  </office:meta>
</office:document-meta>
</file>